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ourier 10 Pitch" svg:font-family="'Courier 10 Pitch'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3.758cm" table:align="left"/>
    </style:style>
    <style:style style:name="Table3.A" style:family="table-column">
      <style:table-column-properties style:column-width="4.613cm"/>
    </style:style>
    <style:style style:name="Table3.C" style:family="table-column">
      <style:table-column-properties style:column-width="4.533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ourier 10 Pitch" fo:font-weight="normal" style:font-weight-asian="normal" style:font-weight-complex="normal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style:font-name="Nimbus Roman No9 L"/>
    </style:style>
    <style:style style:name="P6" style:family="paragraph" style:parent-style-name="Table_20_Contents">
      <style:paragraph-properties fo:text-align="start" style:justify-single-word="false"/>
      <style:text-properties style:font-name="Nimbus Roman No9 L" fo:font-style="italic" style:font-style-asian="italic" style:font-style-complex="italic"/>
    </style:style>
    <style:style style:name="P7" style:family="paragraph" style:parent-style-name="Table_20_Contents">
      <style:paragraph-properties fo:text-align="start" style:justify-single-word="false"/>
      <style:text-properties fo:font-style="italic" style:font-style-asian="italic" style:font-style-complex="italic"/>
    </style:style>
    <style:style style:name="T1" style:family="text">
      <style:text-properties style:font-name="Nimbus Roman No9 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T 1: Analysing Codons at user-defined positions</text:p>
      <text:p text:style-name="P1"/>
      <text:p text:style-name="P2">In a configuration file: (comments start with #)</text:p>
      <text:p text:style-name="P2"/>
      <text:p text:style-name="P2">#[PROTIEN NAME<text:tab/>POSITIONS]</text:p>
      <text:p text:style-name="P2"/>
      <text:p text:style-name="P3">Protease: Pos1 Pos2 Pos3 Pos4 Pos5...</text:p>
      <text:p text:style-name="P3">RT: Pos Pos Pos Pos....</text:p>
      <text:p text:style-name="P2"/>
      <text:p text:style-name="P2">Where Pos is the codon position.</text:p>
      <text:p text:style-name="P2"/>
      <text:p text:style-name="P2">Produce CSV file in following format:</text:p>
      <text:p text:style-name="P2"/>
      <table:table table:name="Table1" table:style-name="Table1">
        <table:table-column table:style-name="Table1.A" table:number-columns-repeated="4"/>
        <table:table-row>
          <table:table-cell table:style-name="Table1.A1" table:number-columns-spanned="2" office:value-type="string">
            <text:p text:style-name="P4">Protease <text:s text:c="54"/>…...</text:p>
          </table:table-cell>
          <table:covered-table-cell/>
          <table:table-cell table:style-name="Table1.C1" table:number-columns-spanned="2" office:value-type="string">
            <text:p text:style-name="P4">RT <text:s text:c="62"/>…......</text:p>
          </table:table-cell>
          <table:covered-table-cell/>
        </table:table-row>
        <table:table-row>
          <table:table-cell table:style-name="Table1.A2" office:value-type="string">
            <text:p text:style-name="P4">Codon position 1</text:p>
          </table:table-cell>
          <table:table-cell table:style-name="Table1.A2" office:value-type="string">
            <text:p text:style-name="P4">…..Codon position 99</text:p>
          </table:table-cell>
          <table:table-cell table:style-name="Table1.A2" office:value-type="string">
            <text:p text:style-name="P4">Codon position 1</text:p>
          </table:table-cell>
          <table:table-cell table:style-name="Table1.D2" office:value-type="string">
            <text:p text:style-name="P4">….Codon position N</text:p>
          </table:table-cell>
        </table:table-row>
        <table:table-row>
          <table:table-cell table:style-name="Table1.D2" table:number-columns-spanned="4" office:value-type="string">
            <text:p text:style-name="P7">Only the codon positions specified in the config file will be shown. Each row will be for a separate FASTA sequence.</text:p>
          </table:table-cell>
          <table:covered-table-cell/>
          <table:covered-table-cell/>
          <table:covered-table-cell/>
        </table:table-row>
      </table:table>
      <text:p text:style-name="P2"/>
      <text:p text:style-name="P1">Part 2: Mutations from HXB2</text:p>
      <text:p text:style-name="P1"/>
      <text:p text:style-name="P2">In a configuration file:</text:p>
      <text:p text:style-name="P2"/>
      <text:p text:style-name="P3">Sequence name (from FASTA file): xxxx</text:p>
      <text:p text:style-name="P3">Start nucleotide position: Pos</text:p>
      <text:p text:style-name="P3">End nucleotide position: Pos</text:p>
      <text:p text:style-name="P3">Number of positions to compare: X #number of nucleotide positions to check with to see if the sequence matches with a specific subsequence of HXB2</text:p>
      <text:p text:style-name="P3">Error tolerance: Y #number of differences; if the difference between the HXB2 sequence and our sequence at any given point as we traverse the HXB2 sequence is &gt; X, we do <text:s/>not continue.</text:p>
      <text:p text:style-name="P3"/>
      <text:p text:style-name="P2"><text:span text:style-name="T1">Output would be of the form:</text:span></text:p>
      <text:p text:style-name="P2"/>
      <table:table table:name="Table3" table:style-name="Table3">
        <table:table-column table:style-name="Table3.A" table:number-columns-repeated="2"/>
        <table:table-column table:style-name="Table3.C"/>
        <table:table-row>
          <table:table-cell table:style-name="Table3.A1" office:value-type="string">
            <text:p text:style-name="P5">NRT mutation 1</text:p>
          </table:table-cell>
          <table:table-cell table:style-name="Table3.A1" office:value-type="string">
            <text:p text:style-name="P5">….</text:p>
          </table:table-cell>
          <table:table-cell table:style-name="Table3.A1" office:value-type="string">
            <text:p text:style-name="P5">NRT mutation n</text:p>
          </table:table-cell>
        </table:table-row>
        <table:table-row>
          <table:table-cell table:style-name="Table3.A2" table:number-columns-spanned="3" office:value-type="string">
            <text:p text:style-name="P6">One line for each sequence in the configuration file.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10 Pitch" svg:font-family="'Courier 10 Pitch'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iddhu Warrier</meta:initial-creator>
    <meta:creation-date>2010-02-04T19:06:17</meta:creation-date>
    <meta:document-statistic meta:table-count="2" meta:image-count="0" meta:object-count="0" meta:page-count="1" meta:paragraph-count="26" meta:word-count="186" meta:character-count="1164"/>
    <dc:date>2010-02-04T21:10:55</dc:date>
    <dc:creator>Siddhu Warrier</dc:creator>
    <meta:editing-duration>PT00H49M53S</meta:editing-duration>
    <meta:editing-cycles>1</meta:editing-cycles>
    <meta:generator>OpenOffice.org/3.1$Linux OpenOffice.org_project/310m19$Build-9420</meta:generator>
  </office:meta>
</office:document-meta>
</file>